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LETTRE DE MISSION</text:p>
      <text:p text:style-name="Preformatted_20_Text"/>
      <text:p text:style-name="Preformatted_20_Text"/>
      <text:p text:style-name="Preformatted_20_Text">Paris, le 15 octobre 2025</text:p>
      <text:p text:style-name="Preformatted_20_Text"/>
      <text:p text:style-name="Preformatted_20_Text">Objet : Mission de conseil en transformation digitale</text:p>
      <text:p text:style-name="Preformatted_20_Text"/>
      <text:p text:style-name="Preformatted_20_Text"/>
      <text:p text:style-name="Preformatted_20_Text">Madame, Monsieur,</text:p>
      <text:p text:style-name="Preformatted_20_Text"/>
      <text:p text:style-name="Preformatted_20_Text">Nous confirmons notre accord pour la réalisation d'une mission de conseil auprès de TechNova Solutions.</text:p>
      <text:p text:style-name="Preformatted_20_Text"/>
      <text:p text:style-name="Preformatted_20_Text">1. OBJET DE LA MISSION</text:p>
      <text:p text:style-name="Preformatted_20_Text"/>
      <text:p text:style-name="Preformatted_20_Text">Accompagnement dans la transformation digitale comprenant l'audit des processus, la définition d'une stratégie digitale et l'élaboration d'une feuille de route opérationnelle.</text:p>
      <text:p text:style-name="Preformatted_20_Text"/>
      <text:p text:style-name="Preformatted_20_Text">2. DURÉE</text:p>
      <text:p text:style-name="Preformatted_20_Text"/>
      <text:p text:style-name="Preformatted_20_Text">Du 1er novembre 2025 au 30 avril 2026 (6 mois), à raison de 3 jours par semaine.</text:p>
      <text:p text:style-name="Preformatted_20_Text"/>
      <text:p text:style-name="Preformatted_20_Text">3. CONDITIONS FINANCIÈRES</text:p>
      <text:p text:style-name="Preformatted_20_Text"/>
      <text:p text:style-name="Preformatted_20_Text">Montant : 85 000 euros HT</text:p>
      <text:p text:style-name="Preformatted_20_Text">Paiement : 30% à la signature, 40% à mi-parcours, 30% à la finalisation.</text:p>
      <text:p text:style-name="Preformatted_20_Text"/>
      <text:p text:style-name="Preformatted_20_Text"><text:soft-page-break/>Nous vous remercions de votre confiance.</text:p>
      <text:p text:style-name="Preformatted_20_Text"/>
      <text:p text:style-name="Preformatted_20_Text">Fait en deux exemplaires originaux.</text:p>
      <text:p text:style-name="Preformatted_20_Text"/>
      <text:p text:style-name="Preformatted_20_Text"/>
      <text:p text:style-name="Preformatted_20_Text">Pour accord,</text:p>
      <text:p text:style-name="Preformatted_20_Text"/>
      <text:p text:style-name="Preformatted_20_Text">_______________________ <text:s text:c="9"/>_______________________</text:p>
      <text:p text:style-name="Preformatted_20_Text">Jean Dupont <text:s text:c="21"/>Sophie Martin</text:p>
      <text:p text:style-name="Preformatted_20_Text">Cabinet Conseil &amp; Stratégie <text:s text:c="5"/>TechNova Solut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2" meta:paragraph-count="18" meta:word-count="125" meta:character-count="862" meta:non-whitespace-character-count="720"/>
    <meta:generator>LibreOffice/7.5.0.3$MacOSX_X86_64 LibreOffice_project/c21113d003cd3efa8c53188764377a8272d9d6de</meta:generator>
  </office:meta>
</office:document-meta>
</file>